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draw:fill="none" draw:stroke="dash" draw:stroke-dash="a361" svg:stroke-width="0.02083in" svg:stroke-color="#000000" draw:marker-start="a362" draw:marker-end="a363" svg:stroke-opacity="100%" draw:stroke-linejoin="round" svg:stroke-linecap="butt"/>
    </style:style>
    <style:style style:family="graphic" style:name="a422">
      <style:graphic-properties draw:fill="none" draw:stroke="dash" draw:stroke-dash="a420" svg:stroke-width="0.02083in" svg:stroke-color="#000000" draw:marker-end="a421" svg:stroke-opacity="100%" draw:stroke-linejoin="round" svg:stroke-linecap="butt"/>
    </style:style>
    <style:style style:family="graphic" style:name="a367">
      <style:graphic-properties draw:fill="none" draw:stroke="dash" draw:stroke-dash="a365" svg:stroke-width="0.02083in" svg:stroke-color="#000000" draw:marker-start="a366" svg:stroke-opacity="100%" draw:stroke-linejoin="round" svg:stroke-linecap="butt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draw:fill="none" draw:stroke="dash" draw:stroke-dash="a423" svg:stroke-width="0.02083in" svg:stroke-color="#000000" draw:marker-end="a424" svg:stroke-opacity="100%" draw:stroke-linejoin="round" svg:stroke-linecap="butt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dash" draw:stroke-dash="a357" svg:stroke-width="0.02083in" svg:stroke-color="#000000" draw:marker-start="a358" draw:marker-end="a359" svg:stroke-opacity="100%" draw:stroke-linejoin="round" svg:stroke-linecap="butt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7-blank-Blank" presentation:presentation-page-layout-name="Master1-PPL7" draw:id="Slide-256">
        <draw:connector draw:type="line" svg:x1="2.54863in" svg:y1="1.5444in" draw:start-shape="id63" draw:start-glue-point="2" svg:x2="2.54863in" svg:y2="4.86033in" draw:end-shape="id64" draw:end-glue-point="0" draw:id="id65" draw:style-name="a360" draw:name="Straight Arrow Connector 35">
          <svg:title/>
          <svg:desc/>
        </draw:connector>
        <draw:connector draw:type="line" svg:x1="10.7847in" svg:y1="1.5444in" draw:start-shape="id66" draw:start-glue-point="2" svg:x2="10.7847in" svg:y2="4.86033in" draw:end-shape="id67" draw:end-glue-point="0" draw:id="id68" draw:style-name="a364" draw:name="Straight Arrow Connector 32">
          <svg:title/>
          <svg:desc/>
        </draw:connector>
        <draw:connector draw:type="line" svg:x1="6.66667in" svg:y1="1.5444in" draw:start-shape="id69" draw:start-glue-point="2" svg:x2="6.66667in" svg:y2="4.38145in" draw:id="id70" draw:style-name="a367" draw:name="Straight Arrow Connector 24">
          <svg:title/>
          <svg:desc/>
        </draw:connector>
        <draw:custom-shape svg:x="5.68241in" svg:y="0.95385in" svg:width="1.9685in" svg:height="0.59055in" draw:id="id69" draw:style-name="a371" draw:name="Rectangle: Rounded Corners 1">
          <svg:title/>
          <svg:desc/>
          <text:p text:style-name="a370" text:class-names="" text:cond-style-name=""><text:span text:style-name="a368" text:class-names="">Mediator</text:span><text:span text:style-name="a36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8241in" svg:y="2.25601in" svg:width="1.9685in" svg:height="0.59055in" draw:id="id71" draw:style-name="a375" draw:name="Rectangle: Rounded Corners 2">
          <svg:title/>
          <svg:desc/>
          <text:p text:style-name="a374" text:class-names="" text:cond-style-name=""><text:span text:style-name="a372" text:class-names="">IEventMiddleware</text:span><text:span text:style-name="a3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68241in" svg:y="3.55817in" svg:width="1.9685in" svg:height="0.59055in" draw:id="id72" draw:style-name="a379" draw:name="Rectangle: Rounded Corners 3">
          <svg:title/>
          <svg:desc/>
          <text:p text:style-name="a378" text:class-names="" text:cond-style-name=""><text:span text:style-name="a376" text:class-names="">IEventMiddleware</text:span><text:span text:style-name="a37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97436in" svg:y="4.86033in" svg:width="1.9685in" svg:height="0.59055in" draw:id="id73" draw:style-name="a383" draw:name="Rectangle: Rounded Corners 4">
          <svg:title/>
          <svg:desc/>
          <text:p text:style-name="a382" text:class-names="" text:cond-style-name=""><text:span text:style-name="a380" text:class-names="">IEventHandler</text:span><text:span text:style-name="a3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4.4575in" svg:y="4.86033in" svg:width="1.9685in" svg:height="0.59055in" draw:id="id74" draw:style-name="a387" draw:name="Rectangle: Rounded Corners 5">
          <svg:title/>
          <svg:desc/>
          <text:p text:style-name="a386" text:class-names="" text:cond-style-name=""><text:span text:style-name="a384" text:class-names="">IEventHandler</text:span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6438in" svg:y="2.25601in" svg:width="1.9685in" svg:height="0.59055in" draw:id="id75" draw:style-name="a391" draw:name="Rectangle: Rounded Corners 6">
          <svg:title/>
          <svg:desc/>
          <text:p text:style-name="a390" text:class-names="" text:cond-style-name=""><text:span text:style-name="a388" text:class-names="">ICommandMiddleware</text:span><text:span text:style-name="a38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6438in" svg:y="3.55817in" svg:width="1.9685in" svg:height="0.59055in" draw:id="id76" draw:style-name="a395" draw:name="Rectangle: Rounded Corners 7">
          <svg:title/>
          <svg:desc/>
          <text:p text:style-name="a394" text:class-names="" text:cond-style-name=""><text:span text:style-name="a392" text:class-names="">ICommandMiddleware</text:span><text:span text:style-name="a39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0045in" svg:y="2.25601in" svg:width="1.9685in" svg:height="0.59055in" draw:id="id77" draw:style-name="a399" draw:name="Rectangle: Rounded Corners 8">
          <svg:title/>
          <svg:desc/>
          <text:p text:style-name="a398" text:class-names="" text:cond-style-name=""><text:span text:style-name="a396" text:class-names="">IQueryMiddleware</text:span><text:span text:style-name="a39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0045in" svg:y="3.55817in" svg:width="1.9685in" svg:height="0.59055in" draw:id="id78" draw:style-name="a403" draw:name="Rectangle: Rounded Corners 9">
          <svg:title/>
          <svg:desc/>
          <text:p text:style-name="a402" text:class-names="" text:cond-style-name=""><text:span text:style-name="a400" text:class-names="">IQueryMiddleware</text:span><text:span text:style-name="a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6438in" svg:y="4.86033in" svg:width="1.9685in" svg:height="0.59055in" draw:id="id64" draw:style-name="a407" draw:name="Rectangle: Rounded Corners 10">
          <svg:title/>
          <svg:desc/>
          <text:p text:style-name="a406" text:class-names="" text:cond-style-name=""><text:span text:style-name="a404" text:class-names="">ICommandHandler</text:span><text:span text:style-name="a40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0045in" svg:y="4.86033in" svg:width="1.9685in" svg:height="0.59055in" draw:id="id67" draw:style-name="a411" draw:name="Rectangle: Rounded Corners 11">
          <svg:title/>
          <svg:desc/>
          <text:p text:style-name="a410" text:class-names="" text:cond-style-name=""><text:span text:style-name="a408" text:class-names="">IQueryHandler</text:span><text:span text:style-name="a40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.56438in" svg:y="0.95385in" svg:width="1.9685in" svg:height="0.59055in" draw:id="id63" draw:style-name="a415" draw:name="Rectangle: Rounded Corners 16">
          <svg:title/>
          <svg:desc/>
          <text:p text:style-name="a414" text:class-names="" text:cond-style-name=""><text:span text:style-name="a412" text:class-names="">Mediator</text:span><text:span text:style-name="a4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9.80045in" svg:y="0.95385in" svg:width="1.9685in" svg:height="0.59055in" draw:id="id66" draw:style-name="a419" draw:name="Rectangle: Rounded Corners 17">
          <svg:title/>
          <svg:desc/>
          <text:p text:style-name="a418" text:class-names="" text:cond-style-name=""><text:span text:style-name="a416" text:class-names="">Mediator</text:span><text:span text:style-name="a41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6.66667in" svg:y1="4.38145in" svg:x2="7.95861in" svg:y2="4.86033in" draw:end-shape="id73" draw:end-glue-point="0" draw:id="id79" draw:style-name="a422" draw:name="Straight Arrow Connector 25">
          <svg:title/>
          <svg:desc/>
        </draw:connector>
        <draw:connector draw:type="line" svg:x1="6.66667in" svg:y1="4.38145in" svg:x2="5.44175in" svg:y2="4.86033in" draw:end-shape="id74" draw:end-glue-point="0" draw:id="id80" draw:style-name="a425" draw:name="Straight Arrow Connector 2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62" svg:viewBox="0 0 20 30" svg:d="m10 0-10 30h20z"/>
    <draw:marker draw:name="a424" svg:viewBox="0 0 20 30" svg:d="m10 0-10 30h20z"/>
    <draw:marker draw:name="a358" svg:viewBox="0 0 20 30" svg:d="m10 0-10 30h20z"/>
    <draw:marker draw:name="a363" svg:viewBox="0 0 20 30" svg:d="m10 0-10 30h20z"/>
    <draw:marker draw:name="a359" svg:viewBox="0 0 20 30" svg:d="m10 0-10 30h20z"/>
    <draw:marker draw:name="a366" svg:viewBox="0 0 20 30" svg:d="m10 0-10 30h20z"/>
    <draw:marker draw:name="a421" svg:viewBox="0 0 20 30" svg:d="m10 0-10 30h20z"/>
    <draw:stroke-dash draw:name="a357" draw:display-name="Dash" draw:style="rect" draw:dots1="1" draw:dots1-length="0.0625in" draw:dots2="0" draw:dots2-length="0in" draw:distance="0.0625in"/>
    <draw:stroke-dash draw:name="a365" draw:display-name="Dash" draw:style="rect" draw:dots1="1" draw:dots1-length="0.0625in" draw:dots2="0" draw:dots2-length="0in" draw:distance="0.0625in"/>
    <draw:stroke-dash draw:name="a420" draw:display-name="Dash" draw:style="rect" draw:dots1="1" draw:dots1-length="0.0625in" draw:dots2="0" draw:dots2-length="0in" draw:distance="0.0625in"/>
    <draw:stroke-dash draw:name="a361" draw:display-name="Dash" draw:style="rect" draw:dots1="1" draw:dots1-length="0.0625in" draw:dots2="0" draw:dots2-length="0in" draw:distance="0.0625in"/>
    <draw:stroke-dash draw:name="a423" draw:display-name="Dash" draw:style="rect" draw:dots1="1" draw:dots1-length="0.0625in" draw:dots2="0" draw:dots2-length="0in" draw:distance="0.06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1/08/2017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1/08/2017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1/08/2017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1/08/2017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1/08/2017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1/08/2017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1/08/2017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1/08/2017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1/08/2017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1/08/2017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1/08/2017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1/08/2017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ão Pedro Simões</meta:initial-creator>
    <dc:creator>João Pedro Simões</dc:creator>
    <meta:creation-date>2017-08-19T14:14:08Z</meta:creation-date>
    <dc:date>2017-08-21T20:44:08Z</dc:date>
    <meta:editing-cycles>1</meta:editing-cycles>
    <meta:editing-duration>PT2330S</meta:editing-duration>
    <meta:document-statistic meta:paragraph-count="13" meta:word-count="13"/>
  </office:meta>
</office:document-meta>
</file>